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459508907016591988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594338461274883362" text:style-name="L2">
        <text:list-item>
          <text:list>
            <text:list-header>
              <text:p text:style-name="P25"><text:span text:style-name="T1">Run: </text:span><text:s/>0.1 mile lead into a 2 mile run</text:p>
              <text:p text:style-name="P25">2 mile splits: <text:s/>8:21, 8:03</text:p>
              <text:p text:style-name="P25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796801973284472950" text:style-name="L3">
        <text:list-item>
          <text:list>
            <text:list-header>
              <text:p text:style-name="P26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2"/>
      <text:p text:style-name="P2">Sun Oct 21, 2018 <text:span text:style-name="T1">no running</text:span> </text:p>
      <text:p text:style-name="P2"/>
      <text:p text:style-name="P2">Mon Oct 22, 2018 <text:span text:style-name="T1">4 miles</text:span> </text:p>
      <text:p text:style-name="P2">I ran 1.75 miles downhill averaging 11:44/mile and then rested a half hour.</text:p>
      <text:p text:style-name="P2">I ran 1.25 miles <text:span text:style-name="T1">slightly</text:span> uphill averaging 10:43/mile. It was easier going uphill than down because my quads are tired from Saturday's run. <text:s/>I rested 3 minutes.</text:p>
      <text:p text:style-name="P2">I walked 1 mile up a steep hill in 17:15.</text:p>
      <text:p text:style-name="P2"/>
      <text:p text:style-name="P2">Tues Oct 23, 2018 <text:span text:style-name="T1">2 miles</text:span> </text:p>
      <text:p text:style-name="P2">I ran 2 miles on a hilly course. Splits 10:33, 10:38</text:p>
      <text:p text:style-name="P2"/>
      <text:p text:style-name="P2">Tues Oct 24, 2018 <text:span text:style-name="T1">2miles</text:span> </text:p>
      <text:p text:style-name="P2">I ran 2 miles at various paces on roads and trails.</text:p>
      <text:p text:style-name="P2"/>
      <text:p text:style-name="P2">Wed Oct 25, 2018 <text:span text:style-name="T1">no running</text:span> <text:s/></text:p>
      <text:p text:style-name="P2"/>
      <text:p text:style-name="P2">Thurs Oct 26, 2018 <text:span text:style-name="T1">3 miles</text:span> <text:s text:c="2"/></text:p>
      <text:p text:style-name="P2"><text:span text:style-name="T1">Warmup:</text:span> I ran ½ mile at a good pace down to the Wise Center and rested a few minutes.</text:p>
      <text:p text:style-name="P2"><text:span text:style-name="T1">Run: </text:span>On a treadmill I ran 2 miles in 19:28. <text:s/>Splits: 10:30, 8:58</text:p>
      <text:p text:style-name="P2">I ran faster as I went, starting at about 11:00/mile and ending at 8:00/mile.</text:p>
      <text:p text:style-name="P2"><text:span text:style-name="T1">Warmdown:</text:span> I jogged ½ mile home</text:p>
      <text:p text:style-name="P2"/>
      <text:p text:style-name="P4">42.5 miles in the last week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6T14:42:52.35</dc:date>
    <dc:creator>James  Lombardi</dc:creator>
    <meta:editing-duration>P5DT22H49M42S</meta:editing-duration>
    <meta:editing-cycles>475</meta:editing-cycles>
    <meta:generator>OpenOffice/4.1.2$Win32 OpenOffice.org_project/412m3$Build-9782</meta:generator>
    <meta:document-statistic meta:table-count="0" meta:image-count="0" meta:object-count="0" meta:page-count="14" meta:paragraph-count="357" meta:word-count="3800" meta:character-count="19399"/>
  </office:meta>
</office:document-meta>
</file>